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8116e" officeooo:paragraph-rsid="000811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t my shit!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7T17:09:59.296340106</dc:date>
    <meta:editing-duration>PT38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5.1.6.2$Linux_X86_64 LibreOffice_project/10m0$Build-2</meta:generator>
  </office:meta>
</office:document-meta>
</file>